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882in"/>
    </style:style>
    <style:style style:name="co4" style:family="table-column">
      <style:table-column-properties fo:break-before="auto" style:column-width="1.0591in"/>
    </style:style>
    <style:style style:name="co5" style:family="table-column">
      <style:table-column-properties fo:break-before="auto" style:column-width="0.9957in"/>
    </style:style>
    <style:style style:name="co6" style:family="table-column">
      <style:table-column-properties fo:break-before="auto" style:column-width="0.2543in"/>
    </style:style>
    <style:style style:name="co7" style:family="table-column">
      <style:table-column-properties fo:break-before="auto" style:column-width="1.3898in"/>
    </style:style>
    <style:style style:name="ro1" style:family="table-row">
      <style:table-row-properties style:row-height="0.1661in" fo:break-before="auto" style:use-optimal-row-height="true"/>
    </style:style>
    <style:style style:name="ro2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3333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row table:style-name="ro2">
          <table:table-cell table:style-name="ce1" office:value-type="string">
            <text:p>Main Section</text:p>
          </table:table-cell>
          <table:table-cell table:style-name="ce1" office:value-type="string">
            <text:p>Subsection</text:p>
          </table:table-cell>
          <table:table-cell table:style-name="ce1" office:value-type="string">
            <text:p>Link to JPG</text:p>
          </table:table-cell>
          <table:table-cell/>
          <table:table-cell office:value-type="string">
            <text:p>obamacareplans.com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age 1 Intro</text:p>
          </table:table-cell>
          <table:table-cell office:value-type="string">
            <text:p>Talk to Agen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office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>
            <text:p>Page 1 Intro</text:p>
          </table:table-cell>
          <table:table-cell office:value-type="string">
            <text:p>Top Zip Code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office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>
            <text:p>Page 1 Intro</text:p>
          </table:table-cell>
          <table:table-cell office:value-type="string">
            <text:p>Carrier Lis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office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>
            <text:p>Page 1 Intro</text:p>
          </table:table-cell>
          <table:table-cell office:value-type="string">
            <text:p>State Map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office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>
            <text:p>Page 1 Intro</text:p>
          </table:table-cell>
          <table:table-cell office:value-type="string">
            <text:p>Plan Qualify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office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>
            <text:p>Page 1 Intro</text:p>
          </table:table-cell>
          <table:table-cell office:value-type="string">
            <text:p>ACA Info Steps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office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>
            <text:p>Page 1 Intro</text:p>
          </table:table-cell>
          <table:table-cell office:value-type="string">
            <text:p>Bottom Zip Code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 office:value-type="string">
            <text:p>Footer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age 2 Info</text:p>
          </table:table-cell>
          <table:table-cell office:value-type="string">
            <text:p>Persona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age 2 Info</text:p>
          </table:table-cell>
          <table:table-cell office:value-type="string">
            <text:p>Health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age 2 Info</text:p>
          </table:table-cell>
          <table:table-cell office:value-type="string">
            <text:p>QLE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age 2 Info</text:p>
          </table:table-cell>
          <table:table-cell office:value-type="string">
            <text:p>Additiona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age 2 Info</text:p>
          </table:table-cell>
          <table:table-cell office:value-type="string">
            <text:p>Contac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age 2 Info</text:p>
          </table:table-cell>
          <table:table-cell office:value-type="string">
            <text:p>Footer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age 2 Info</text:p>
          </table:table-cell>
          <table:table-cell office:value-type="string">
            <text:p>QLE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age 3 Plans </text:p>
          </table:table-cell>
          <table:table-cell office:value-type="string">
            <text:p>Filters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age 3 Plans </text:p>
          </table:table-cell>
          <table:table-cell office:value-type="string">
            <text:p>Plan Lis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age 3 Plans </text:p>
          </table:table-cell>
          <table:table-cell office:value-type="string">
            <text:p>Plan Types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age 3 Plans </text:p>
          </table:table-cell>
          <table:table-cell office:value-type="string">
            <text:p>Footer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dd</text:p>
          </table:table-cell>
          <table:table-cell office:value-type="string">
            <text:p>Spouse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dd</text:p>
          </table:table-cell>
          <table:table-cell office:value-type="string">
            <text:p>Chil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edicare </text:p>
          </table:table-cell>
          <table:table-cell office:value-type="string">
            <text:p>Popup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edicare </text:p>
          </table:table-cell>
          <table:table-cell office:value-type="string">
            <text:p>Medicare Par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Go General</text:p>
          </table:table-cell>
          <table:table-cell office:value-type="string">
            <text:p>Genera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rovider</text:p>
          </table:table-cell>
          <table:table-cell office:value-type="string">
            <text:p>Compare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rovider</text:p>
          </table:table-cell>
          <table:table-cell office:value-type="string">
            <text:p>Detai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 table:number-rows-repeated="104852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9/01/2017</text:date>, <text:time>13:5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1T14:14:05</meta:creation-date>
    <dc:date>2017-09-01T13:58:56</dc:date>
    <meta:editing-duration>PT9H19M21S</meta:editing-duration>
    <meta:editing-cycles>10</meta:editing-cycles>
    <meta:generator>OpenOffice/4.1.3$Unix OpenOffice.org_project/413m1$Build-9783</meta:generator>
    <meta:document-statistic meta:table-count="3" meta:cell-count="87" meta:object-count="0"/>
  </office:meta>
</office:document-meta>
</file>